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xzHIXuPCkKdXEdSOxYZmejMC1BWuhx3jV3b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4:54:03.112293685</meta:creation-date>
    <dc:date>2022-06-29T14:54:38.779355665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2.5.2$Linux_X86_64 LibreOffice_project/20$Build-2</meta:generator>
  </office:meta>
</office:document-meta>
</file>